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Sequence.getNextSimplePageMaster( int page , boolean isFirstPage , boolean isLastPage , boolean isBlan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geSequence.hasPagePositionL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.getCou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.hasFlowName( String flo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.getFlow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.validateChildNode( Locator loc , String nsURI , String local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ageSequence.getMain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.addChildNode( FONode chil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geSequence.releasePage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Sequence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.addFlow( Flow flow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geSequence.startOfN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geSequence.PageSequenc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.getTitle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.getStaticCont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.hasPagePositionOn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.bind( PropertyList p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geSequence.goToPreviousSimplePageMas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.endOf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Sequence.ge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.getMaster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